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1700000241A1383991.jpg"/>
  <manifest:file-entry manifest:media-type="" manifest:full-path="Pictures/10000000000000EC00000143D84E4593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4.155cm" svg:height="15.266cm" draw:z-index="0"><draw:image xlink:href="Pictures/100000000000021700000241A1383991.jpg" xlink:type="simple" xlink:show="embed" xlink:actuate="onLoad"/></draw:frame><draw:frame draw:style-name="fr2" draw:name="graphics2" text:anchor-type="paragraph" svg:x="0.222cm" svg:y="15.265cm" svg:width="6.244cm" svg:height="8.546cm" draw:z-index="1"><draw:image xlink:href="Pictures/10000000000000EC00000143D84E4593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1T17:46:28.19</meta:creation-date>
    <dc:date>2018-08-21T17:57:49.26</dc:date>
    <dc:creator>Benjamin Blundell</dc:creator>
    <meta:editing-duration>PT11M20S</meta:editing-duration>
    <meta:editing-cycles>2</meta:editing-cycles>
    <meta:generator>OpenOffice/4.1.4$Win32 OpenOffice.org_project/414m5$Build-9788</meta:generator>
    <meta:document-statistic meta:table-count="0" meta:image-count="2" meta:object-count="0" meta:page-count="1" meta:paragraph-count="0" meta:word-count="0" meta:character-count="0"/>
  </office:meta>
</office:document-meta>
</file>